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016118"/>
    </style:style>
    <style:style style:name="P3" style:family="paragraph" style:parent-style-name="Standard">
      <style:text-properties officeooo:rsid="00012c5b" officeooo:paragraph-rsid="000ddf32"/>
    </style:style>
    <style:style style:name="P4" style:family="paragraph" style:parent-style-name="Standard">
      <style:text-properties officeooo:rsid="00012c5b" officeooo:paragraph-rsid="0017f499"/>
    </style:style>
    <style:style style:name="P5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6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7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8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9" style:family="paragraph" style:parent-style-name="Standard">
      <style:text-properties fo:font-weight="bold" officeooo:rsid="00166605" officeooo:paragraph-rsid="00166605" style:font-weight-asian="bold" style:font-weight-complex="bold"/>
    </style:style>
    <style:style style:name="P10" style:family="paragraph" style:parent-style-name="Standard">
      <style:text-properties fo:font-weight="bold" officeooo:rsid="0017f499" officeooo:paragraph-rsid="0017f499" style:font-weight-asian="bold" style:font-weight-complex="bold"/>
    </style:style>
    <style:style style:name="P11" style:family="paragraph" style:parent-style-name="Standard">
      <style:text-properties fo:font-weight="bold" officeooo:rsid="00198e86" officeooo:paragraph-rsid="00198e86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66605" officeooo:paragraph-rsid="00166605" style:font-weight-asian="bold" style:font-weight-complex="bold"/>
    </style:style>
    <style:style style:name="P14" style:family="paragraph" style:parent-style-name="Standard">
      <style:text-properties officeooo:rsid="00016118" officeooo:paragraph-rsid="00016118"/>
    </style:style>
    <style:style style:name="P15" style:family="paragraph" style:parent-style-name="Standard">
      <style:text-properties officeooo:rsid="00016118" officeooo:paragraph-rsid="0014bcad"/>
    </style:style>
    <style:style style:name="P16" style:family="paragraph" style:parent-style-name="Standard">
      <style:text-properties officeooo:rsid="000249c0" officeooo:paragraph-rsid="000249c0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style:font-size-asian="16pt" style:font-weight-asian="bold" style:font-size-complex="16pt" style:font-weight-complex="bold"/>
    </style:style>
    <style:style style:name="P18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19" style:family="paragraph" style:parent-style-name="Standard">
      <style:text-properties fo:font-weight="normal" officeooo:rsid="00198e86" officeooo:paragraph-rsid="00198e86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0ddf32" officeooo:paragraph-rsid="000ddf32" style:font-weight-asian="normal" style:font-weight-complex="normal"/>
    </style:style>
    <style:style style:name="P21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f499" officeooo:paragraph-rsid="0017f49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98e8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1a3ae2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rsid="00012c5b" officeooo:paragraph-rsid="001a3c38"/>
    </style:style>
    <style:style style:name="P28" style:family="paragraph" style:parent-style-name="Standard">
      <style:text-properties officeooo:rsid="00012c5b" officeooo:paragraph-rsid="00012c5b"/>
    </style:style>
    <style:style style:name="P29" style:family="paragraph" style:parent-style-name="Standard">
      <style:text-properties officeooo:rsid="00012c5b" officeooo:paragraph-rsid="00166605"/>
    </style:style>
    <style:style style:name="P30" style:family="paragraph" style:parent-style-name="Standard">
      <style:text-properties officeooo:rsid="00012c5b" officeooo:paragraph-rsid="001c1488"/>
    </style:style>
    <style:style style:name="P31" style:family="paragraph" style:parent-style-name="Standard">
      <style:text-properties officeooo:rsid="00012c5b" officeooo:paragraph-rsid="00016118"/>
    </style:style>
    <style:style style:name="P32" style:family="paragraph" style:parent-style-name="Standard">
      <style:text-properties officeooo:rsid="00012c5b" officeooo:paragraph-rsid="001e4678"/>
    </style:style>
    <style:style style:name="P33" style:family="paragraph" style:parent-style-name="Standard">
      <style:text-properties officeooo:rsid="00012c5b" officeooo:paragraph-rsid="001e84f3"/>
    </style:style>
    <style:style style:name="P34" style:family="paragraph" style:parent-style-name="Standard">
      <style:text-properties officeooo:rsid="00012c5b" officeooo:paragraph-rsid="0025e794"/>
    </style:style>
    <style:style style:name="P35" style:family="paragraph" style:parent-style-name="Standard">
      <style:text-properties officeooo:paragraph-rsid="00012c5b"/>
    </style:style>
    <style:style style:name="P36" style:family="paragraph" style:parent-style-name="Standard">
      <style:text-properties officeooo:rsid="0017f499" officeooo:paragraph-rsid="0017f499"/>
    </style:style>
    <style:style style:name="P37" style:family="paragraph" style:parent-style-name="Standard">
      <style:text-properties officeooo:rsid="00016118" officeooo:paragraph-rsid="00016118"/>
    </style:style>
    <style:style style:name="P38" style:family="paragraph" style:parent-style-name="Standard">
      <style:text-properties officeooo:rsid="00016118" officeooo:paragraph-rsid="0014bcad"/>
    </style:style>
    <style:style style:name="P39" style:family="paragraph" style:parent-style-name="Standard">
      <style:text-properties officeooo:rsid="00016118" officeooo:paragraph-rsid="0025e794"/>
    </style:style>
    <style:style style:name="P40" style:family="paragraph" style:parent-style-name="Standard">
      <style:text-properties officeooo:rsid="001e84f3" officeooo:paragraph-rsid="001e84f3"/>
    </style:style>
    <style:style style:name="P41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42" style:family="paragraph" style:parent-style-name="Standard">
      <style:text-properties fo:font-weight="bold" officeooo:rsid="001fd66e" officeooo:paragraph-rsid="001fd66e" style:font-weight-asian="bold" style:font-weight-complex="bold"/>
    </style:style>
    <style:style style:name="P43" style:family="paragraph" style:parent-style-name="Standard">
      <style:text-properties fo:font-weight="bold" officeooo:rsid="001fd66e" officeooo:paragraph-rsid="0025e794" style:font-weight-asian="bold" style:font-weight-complex="bold"/>
    </style:style>
    <style:style style:name="P44" style:family="paragraph" style:parent-style-name="Standard">
      <style:text-properties fo:font-weight="bold" officeooo:rsid="0022f7f3" officeooo:paragraph-rsid="0022f7f3" style:font-weight-asian="bold" style:font-weight-complex="bold"/>
    </style:style>
    <style:style style:name="P45" style:family="paragraph" style:parent-style-name="Standard">
      <style:text-properties officeooo:rsid="001fd66e" officeooo:paragraph-rsid="001fd66e"/>
    </style:style>
    <style:style style:name="P46" style:family="paragraph" style:parent-style-name="Standard">
      <style:text-properties officeooo:rsid="001fd66e" officeooo:paragraph-rsid="0025e794"/>
    </style:style>
    <style:style style:name="P47" style:family="paragraph" style:parent-style-name="Standard">
      <style:text-properties officeooo:rsid="000249c0" officeooo:paragraph-rsid="000249c0"/>
    </style:style>
    <style:style style:name="P48" style:family="paragraph" style:parent-style-name="Standard">
      <style:text-properties officeooo:rsid="000249c0" officeooo:paragraph-rsid="001fd66e"/>
    </style:style>
    <style:style style:name="P49" style:family="paragraph" style:parent-style-name="Standard">
      <style:paragraph-properties fo:text-align="start" style:justify-single-word="false"/>
      <style:text-properties officeooo:paragraph-rsid="001a3ae2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98e8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e794" officeooo:paragraph-rsid="0025e794" style:font-size-asian="10.5pt" style:font-weight-asian="normal" style:font-size-complex="12pt" style:font-weight-complex="normal"/>
    </style:style>
    <style:style style:name="P52" style:family="paragraph" style:parent-style-name="Standard">
      <style:text-properties officeooo:rsid="0022f7f3" officeooo:paragraph-rsid="0022f7f3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8e86" officeooo:paragraph-rsid="00198e86" style:text-blinking="false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2c5b" officeooo:paragraph-rsid="001e84f3" style:text-blinking="false" fo:background-color="transparent"/>
    </style:style>
    <style:style style:name="P55" style:family="paragraph" style:parent-style-name="Standard">
      <style:text-properties officeooo:paragraph-rsid="0022f7f3"/>
    </style:style>
    <style:style style:name="P56" style:family="paragraph" style:parent-style-name="Standard">
      <style:text-properties officeooo:rsid="0025e794" officeooo:paragraph-rsid="0025e794"/>
    </style:style>
    <style:style style:name="T1" style:family="text">
      <style:text-properties officeooo:rsid="000161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6118" style:font-weight-asian="bold" style:font-weight-complex="bold"/>
    </style:style>
    <style:style style:name="T4" style:family="text">
      <style:text-properties fo:font-weight="bold" officeooo:rsid="001e84f3" style:font-weight-asian="bold" style:font-weight-complex="bold"/>
    </style:style>
    <style:style style:name="T5" style:family="text">
      <style:text-properties officeooo:rsid="0007a1c4"/>
    </style:style>
    <style:style style:name="T6" style:family="text">
      <style:text-properties officeooo:rsid="000b6c5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6c5b" style:font-weight-asian="normal" style:font-weight-complex="normal"/>
    </style:style>
    <style:style style:name="T9" style:family="text">
      <style:text-properties fo:font-weight="normal" officeooo:rsid="001c1488" style:font-weight-asian="normal" style:font-weight-complex="normal"/>
    </style:style>
    <style:style style:name="T10" style:family="text">
      <style:text-properties fo:font-weight="normal" officeooo:rsid="001fd66e" style:font-weight-asian="normal" style:font-weight-complex="normal"/>
    </style:style>
    <style:style style:name="T11" style:family="text">
      <style:text-properties fo:font-weight="normal" officeooo:rsid="0025e794" style:font-weight-asian="normal" style:font-weight-complex="normal"/>
    </style:style>
    <style:style style:name="T12" style:family="text">
      <style:text-properties officeooo:rsid="0010cfa7"/>
    </style:style>
    <style:style style:name="T13" style:family="text">
      <style:text-properties officeooo:rsid="00117501"/>
    </style:style>
    <style:style style:name="T14" style:family="text">
      <style:text-properties officeooo:rsid="00161127"/>
    </style:style>
    <style:style style:name="T15" style:family="text">
      <style:text-properties officeooo:rsid="00166605"/>
    </style:style>
    <style:style style:name="T16" style:family="text">
      <style:text-properties officeooo:rsid="0017f499"/>
    </style:style>
    <style:style style:name="T17" style:family="text">
      <style:text-properties officeooo:rsid="001b47ed"/>
    </style:style>
    <style:style style:name="T18" style:family="text">
      <style:text-properties officeooo:rsid="001b7962"/>
    </style:style>
    <style:style style:name="T19" style:family="text">
      <style:text-properties officeooo:rsid="001c1488"/>
    </style:style>
    <style:style style:name="T20" style:family="text">
      <style:text-properties officeooo:rsid="001d8630"/>
    </style:style>
    <style:style style:name="T21" style:family="text">
      <style:text-properties officeooo:rsid="001e4678"/>
    </style:style>
    <style:style style:name="T22" style:family="text">
      <style:text-properties officeooo:rsid="001e84f3"/>
    </style:style>
    <style:style style:name="T23" style:family="text">
      <style:text-properties officeooo:rsid="001fd66e"/>
    </style:style>
    <style:style style:name="T24" style:family="text">
      <style:text-properties officeooo:rsid="002162a6"/>
    </style:style>
    <style:style style:name="T2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size="12pt" style:text-underline-style="none" fo:font-weight="normal" officeooo:rsid="001a3ae2" style:font-size-asian="10.5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2162a6" style:font-size-asian="10.5pt" style:font-weight-asian="normal" style:font-size-complex="12pt" style:font-weight-complex="normal"/>
    </style:style>
    <style:style style:name="T29" style:family="text">
      <style:text-properties officeooo:rsid="0022f7f3"/>
    </style:style>
    <style:style style:name="T30" style:family="text">
      <style:text-properties officeooo:rsid="00242a9c"/>
    </style:style>
    <style:style style:name="T31" style:family="text">
      <style:text-properties officeooo:rsid="0025e794"/>
    </style:style>
    <style:style style:name="T32" style:family="text">
      <style:text-properties officeooo:rsid="002b08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AHIER DES CHARGES <text:span text:style-name="T17">FEMMES DE PAPIER</text:span></text:p>
      <text:p text:style-name="P12"/>
      <text:p text:style-name="P12"/>
      <text:p text:style-name="P13">1) CONTEXTE</text:p>
      <text:p text:style-name="P12"/>
      <text:p text:style-name="P12">Présentation d<text:span text:style-name="T15">e l’organisation</text:span> :</text:p>
      <text:p text:style-name="P1"/>
      <text:p text:style-name="P29"><text:tab/><text:span text:style-name="T17">L’association « Femmes de papier » sis 7, rue de la République à Saint-Gaudens (31800)</text:span> a <text:span text:style-name="T5">émis</text:span> le souhait de mettre en place <text:span text:style-name="T17">une système d’organisation pour améliorer la communication via la refonte du site web avec un système de e-mailings, le partage de documents les réseaux sociaux.</text:span></text:p>
      <text:p text:style-name="P1"/>
      <text:p text:style-name="P1"/>
      <text:p text:style-name="P5">L’importance du projet : </text:p>
      <text:p text:style-name="P1"/>
      <text:p text:style-name="P1"><text:tab/><text:span text:style-name="T5">Réseau social</text:span></text:p>
      <text:p text:style-name="P1"><text:tab/>Permettre de promouvoir <text:span text:style-name="T18">la structure, l</text:span>es ateliers, <text:span text:style-name="T18">la prévention, les réseaux sociaux</text:span> </text:p>
      <text:p text:style-name="P1"><text:tab/><text:span text:style-name="T17">L’information a toutes personnes concernées par les violences faites aux femmes</text:span></text:p>
      <text:p text:style-name="P1"><text:tab/>La localisation</text:p>
      <text:p text:style-name="P1"><text:tab/>Communication <text:span text:style-name="T18">globale</text:span> sur l’activité <text:span text:style-name="T29">(newsletter trimestrielle aux adhérent.e. s)</text:span></text:p>
      <text:p text:style-name="P52"><text:tab/>Respect de la loi sur la protection des données(RGPD)</text:p>
      <text:p text:style-name="P35"><text:bookmark text:name="docs-internal-guid-720caa82-7fff-acd5-b08e-7cda0eeae66a1"/><text:tab/></text:p>
      <text:p text:style-name="P1"><text:tab/></text:p>
      <text:p text:style-name="P1"/>
      <text:p text:style-name="P9">Positionnement concurrentiel de la structure et du projet :</text:p>
      <text:p text:style-name="P1"/>
      <text:p text:style-name="P1"><text:tab/><text:span text:style-name="T15">N/A</text:span></text:p>
      <text:p text:style-name="P1"/>
      <text:p text:style-name="P1"/>
      <text:p text:style-name="P5">Contraintes planning :</text:p>
      <text:p text:style-name="P1"/>
      <text:p text:style-name="P1"><text:tab/>Livrable le <text:span text:style-name="T18">07/10</text:span> <text:span text:style-name="T5">avant </text:span>minuit</text:p>
      <text:p text:style-name="P1"/>
      <text:p text:style-name="P44">Contact femmes de papier :</text:p>
      <text:p text:style-name="P44"/>
      <text:p text:style-name="P55"><text:span text:style-name="T29"><text:tab/></text:span><text:bookmark text:name="docs-internal-guid-720caa82-7fff-acd5-b08e-7cda0eeae66a"/><text:span text:style-name="T26">femmesdepapier@free.fr</text:span></text:p>
      <text:p text:style-name="P1"/>
      <text:p text:style-name="P1"/>
      <text:p text:style-name="P9">2) STRATÉGIE</text:p>
      <text:p text:style-name="P9"/>
      <text:p text:style-name="P10">Stratégie d’objectifs</text:p>
      <text:p text:style-name="P9"/>
      <text:p text:style-name="P9"><text:tab/><text:span text:style-name="T7">La fonction principale du projet est de faciliter et mettre en relation des </text:span><text:span text:style-name="T9">femmes victimes de violences avec l’association femmes de papier, de prévenir et sensibiliser diverses populations à la violence par le biais d’ateliers mobiles.</text:span></text:p>
      <text:p text:style-name="P9"/>
      <text:p text:style-name="P10">Stratégie cible</text:p>
      <text:p text:style-name="P10"/>
      <text:p text:style-name="P36"><text:span text:style-name="T2"><text:tab/></text:span><text:span text:style-name="T7">Les </text:span><text:span text:style-name="T9">femmes victimes de violences, les jeunes (enfants </text:span><text:span text:style-name="T19">et adolescents), informations globales sur toutes les activités de l’association.</text:span></text:p>
      <text:p text:style-name="P36"/>
      <text:p text:style-name="P9">3) <text:span text:style-name="T16">ARCHITECTURE TECHNIQUE</text:span></text:p>
      <text:p text:style-name="P5"/>
      <text:p text:style-name="P5">Contraintes techniques :</text:p>
      <text:p text:style-name="P1"/>
      <text:p text:style-name="P30"><text:tab/><text:span text:style-name="T19">Envoi d’e-mailings via l’extension Sendinblue</text:span></text:p>
      <text:p text:style-name="P30"><text:tab/><text:span text:style-name="T19">Le partage de documents via WP customer area</text:span></text:p>
      <text:p text:style-name="P1"><text:tab/><text:span text:style-name="T12">S</text:span>ystème de gestion Admin <text:span text:style-name="T20">pour le site</text:span></text:p>
      <text:p text:style-name="P1"><text:soft-page-break/><text:tab/>Mises <text:span text:style-name="T20">en place d’un calendrier sous Wordpress</text:span></text:p>
      <text:p text:style-name="P1"><text:tab/>Lien RSS vers les réseaux sociaux</text:p>
      <text:p text:style-name="P1"><text:tab/><text:span text:style-name="T13">Logos des partenaires en bas de chaque page</text:span></text:p>
      <text:p text:style-name="P1"><text:tab/><text:span text:style-name="T20">Reprise de l’hébergement à discuter</text:span></text:p>
      <text:p text:style-name="P1"/>
      <text:p text:style-name="P1"/>
      <text:p text:style-name="P5">C<text:span text:style-name="T16">hoix techniques / technologies utilisées</text:span> :</text:p>
      <text:p text:style-name="P4"/>
      <text:p text:style-name="P4"><text:tab/><text:span text:style-name="T20">WordPress avec extensions pour la messagerie, les e-mailings et multilangues</text:span></text:p>
      <text:p text:style-name="P4"><text:tab/>Base<text:span text:style-name="T21"> De Données MySQL</text:span></text:p>
      <text:p text:style-name="P4"><text:tab/>Bootstrap</text:p>
      <text:p text:style-name="P4"><text:tab/></text:p>
      <text:p text:style-name="P1"/>
      <text:p text:style-name="P6"><text:span text:style-name="T6">Equipe</text:span>: <text:span text:style-name="T8">(Stagiaires de Simplon promo 2)</text:span></text:p>
      <text:p text:style-name="P18"/>
      <text:p text:style-name="P18"><text:tab/><text:span text:style-name="T18">Simon Roger</text:span>, </text:p>
      <text:p text:style-name="P18"><text:tab/>Sandrine Julien,</text:p>
      <text:p text:style-name="P18"><text:tab/><text:span text:style-name="T18">Marion Zurcher</text:span> <text:s/></text:p>
      <text:p text:style-name="P1"/>
      <text:p text:style-name="P5">Suivi projet :</text:p>
      <text:p text:style-name="P1"/>
      <text:p text:style-name="P1"><text:tab/>Maintenance du site : SIMPLON</text:p>
      <text:p text:style-name="P1"><text:tab/>Formation de l’équipe <text:span text:style-name="T18">Femmes de Papier </text:span>: SIMPLON</text:p>
      <text:p text:style-name="P5"/>
      <text:p text:style-name="P21">Description fonctionnelle du site :</text:p>
      <text:p text:style-name="P5"/>
      <text:p text:style-name="P5"/>
      <text:p text:style-name="P1"/>
      <text:p text:style-name="P2"><text:span text:style-name="T2">Page d’accueil </text:span>: </text:p>
      <text:p text:style-name="P2"><text:tab/><text:span text:style-name="T21">Logo Femmes de Papier</text:span></text:p>
      <text:p text:style-name="P32"><text:tab/><text:span text:style-name="T21">Informations de contact</text:span></text:p>
      <text:p text:style-name="P32"><text:span text:style-name="T21"><text:tab/>Description de l’association</text:span></text:p>
      <text:p text:style-name="P32"><text:span text:style-name="T21"><text:tab/>Horaires de la structure</text:span></text:p>
      <text:p text:style-name="P32"><text:tab/><text:span text:style-name="T21">Logos partenaires</text:span></text:p>
      <text:p text:style-name="P32"><text:tab/>Bouton<text:span text:style-name="T21"> d’appel de dons</text:span></text:p>
      <text:p text:style-name="P32"><text:tab/><text:span text:style-name="T22">Bouton inscription à la newsletter</text:span></text:p>
      <text:p text:style-name="P56"><text:tab/>Possibilité de publier des photos et des vidéos</text:p>
      <text:p text:style-name="P3"><text:tab/></text:p>
      <text:p text:style-name="P1"><text:tab/></text:p>
      <text:p text:style-name="P1"/>
      <text:p text:style-name="P2"><text:span text:style-name="T3">Page </text:span><text:span text:style-name="T4">La maison des femmes</text:span><text:span text:style-name="T3"> :</text:span><text:span text:style-name="T1"> </text:span><text:tab/></text:p>
      <text:p text:style-name="P14"><text:tab/><text:span text:style-name="T22">Historique</text:span></text:p>
      <text:p text:style-name="P14"><text:tab/><text:span text:style-name="T22">Descriptif</text:span></text:p>
      <text:p text:style-name="P14"><text:tab/><text:span text:style-name="T23">Adhésion</text:span></text:p>
      <text:p text:style-name="P39"><text:tab/><text:span text:style-name="T31">Possibilité de publier des photos et des vidéos</text:span></text:p>
      <text:p text:style-name="P1"/>
      <text:p text:style-name="P7">Page <text:span text:style-name="T22">Les violences</text:span> :</text:p>
      <text:p text:style-name="P33"><text:tab/><text:span text:style-name="T22">Sous menu : Violences conjugales</text:span></text:p>
      <text:p text:style-name="P33"><text:tab/><text:tab/><text:tab/>- <text:span text:style-name="T22">Descriptif </text:span></text:p>
      <text:p text:style-name="P33"><text:span text:style-name="T22"><text:tab/><text:tab/> <text:s text:c="8"/>Conséquences des violences</text:span></text:p>
      <text:p text:style-name="P33"><text:tab/><text:tab/><text:tab/>- <text:span text:style-name="T22">Descriptif</text:span></text:p>
      <text:p text:style-name="P54"><text:tab/><text:tab/> <text:s text:c="8"/><text:span text:style-name="T32">S</text:span>upport sur les risques liés aux réseaux sociaux.</text:p>
      <text:p text:style-name="P33"><text:tab/><text:tab/><text:tab/>-<text:span text:style-name="T30">Descriptif</text:span></text:p>
      <text:p text:style-name="P34"><text:tab/><text:span text:style-name="T31">Possibilité de publier des photos et des vidéos</text:span></text:p>
      <text:p text:style-name="P7"/>
      <text:p text:style-name="P7"/>
      <text:p text:style-name="P7"/>
      <text:p text:style-name="P7"><text:soft-page-break/>Page ateliers :</text:p>
      <text:p text:style-name="P15"><text:tab/>Présentation</text:p>
      <text:p text:style-name="P15"><text:tab/><text:span text:style-name="T22">Calendrier</text:span></text:p>
      <text:p text:style-name="P15"><text:tab/><text:span text:style-name="T22">Prévention</text:span></text:p>
      <text:p text:style-name="P39"><text:tab/><text:span text:style-name="T31">Possibilité de publier des photos et des vidéos</text:span></text:p>
      <text:p text:style-name="P14"><text:tab/></text:p>
      <text:p text:style-name="P40"><text:span text:style-name="T2">Page liens utiles :</text:span> </text:p>
      <text:p text:style-name="P40"><text:tab/>Les différents lieux d’accueil</text:p>
      <text:p text:style-name="P40"><text:tab/>Les partenaires</text:p>
      <text:p text:style-name="P56"><text:tab/>Possibilité de publier des photos et des vidéos</text:p>
      <text:p text:style-name="P14"/>
      <text:p text:style-name="P7">Page con<text:span text:style-name="T23">tact</text:span>:</text:p>
      <text:p text:style-name="P7"><text:tab/><text:span text:style-name="T10">Rappel des coordonnées de l’association</text:span></text:p>
      <text:p text:style-name="P14"><text:tab/><text:span text:style-name="T23">Nom ou pseudo</text:span></text:p>
      <text:p text:style-name="P14"><text:tab/><text:span text:style-name="T23">Adresse mail</text:span></text:p>
      <text:p text:style-name="P15"><text:tab/><text:span text:style-name="T23">message</text:span></text:p>
      <text:p text:style-name="P45"><text:tab/>map avec géolocalisation</text:p>
      <text:p text:style-name="P46"><text:tab/><text:span text:style-name="T31">Possibilité de publier des photos et des vidéos</text:span></text:p>
      <text:p text:style-name="P45"/>
      <text:p text:style-name="P42">Page témoignages : </text:p>
      <text:p text:style-name="P42"><text:tab/><text:span text:style-name="T7">Post de témoignages avec approbation de l’admin </text:span></text:p>
      <text:p text:style-name="P43"><text:span text:style-name="T7"><text:tab/></text:span><text:span text:style-name="T11">Possibilité de publier des photos et des vidéos</text:span></text:p>
      <text:p text:style-name="P14"><text:tab/></text:p>
      <text:p text:style-name="P14"/>
      <text:p text:style-name="P8"><text:span text:style-name="T23">administration</text:span> :</text:p>
      <text:p text:style-name="P48"><text:tab/>Supprimer les <text:span text:style-name="T14">A</text:span>teliers / Signaler </text:p>
      <text:p text:style-name="P16"><text:tab/><text:span text:style-name="T23">Poster l’actualité (ateliers, tenue agenda...)</text:span></text:p>
      <text:p text:style-name="P16"><text:tab/>Avoir la main sur les avis / <text:span text:style-name="T23">témoignages</text:span></text:p>
      <text:p text:style-name="P45"><text:tab/>Envoi e-mailing</text:p>
      <text:p text:style-name="P45"><text:tab/>Partage de documents</text:p>
      <text:p text:style-name="P45"><text:tab/><text:span text:style-name="T24">Création et diffusion des Newsletter</text:span></text:p>
      <text:p text:style-name="P45"><text:tab/><text:span text:style-name="T24">Module de statistiques</text:span></text:p>
      <text:p text:style-name="P46"><text:tab/><text:span text:style-name="T31">Possibilité de publier des photos et des vidéos</text:span></text:p>
      <text:p text:style-name="P16"><text:tab/></text:p>
      <text:p text:style-name="P16"><text:tab/></text:p>
      <text:p text:style-name="P11">Nom de domaine et hébergement</text:p>
      <text:p text:style-name="P19"><text:tab/>Avez-vous déjà un nom de domaine ? <text:span text:style-name="T24">(www.femmesdepapier31.org)</text:span></text:p>
      <text:p text:style-name="P19"><text:tab/> <text:span text:style-name="T31">Proposition d’un hébergement chez O2switch pour un montant HT de 5€/mois</text:span></text:p>
      <text:p text:style-name="P20"/>
      <text:p text:style-name="P22"/>
      <text:p text:style-name="P22">Orientations graphique et ergonomie</text:p>
      <text:p text:style-name="P23"/>
      <text:p text:style-name="P23"><text:tab/><text:span text:style-name="T24">A définir</text:span></text:p>
      <text:p text:style-name="P23"/>
      <text:p text:style-name="P25">4) RESSOURCES ET CONTRAINTES</text:p>
      <text:p text:style-name="P23"/>
      <text:p text:style-name="P25">Prestations attendues :</text:p>
      <text:p text:style-name="P24">La création et mise en place d’un <text:span text:style-name="T24">site web avec des solutions d’e-mailing, partage de documents, calendrier et géolocalisation, page facebook.</text:span></text:p>
      <text:p text:style-name="P53"><text:span text:style-name="T30">S</text:span>uivi global de la lecture et de la fréquentation, modifications facilités, insertion de supports vidéos et audio, traduction en anglais, améliorer l'impact de la diffusion</text:p>
      <text:p text:style-name="P51">Communication en langage épicène</text:p>
      <text:p text:style-name="P24"/>
      <text:p text:style-name="P26">Ressources :</text:p>
      <text:p text:style-name="P49"><text:span text:style-name="T27"><text:tab/></text:span><text:span text:style-name="T28">Site web actuel </text:span><text:bookmark text:name="docs-internal-guid-c97dd4bd-7fff-e5a2-61ac-7c936a36a0ab"/><text:a xlink:type="simple" xlink:href="https://www.femmesdepapier31.org/" text:style-name="Internet_20_link" text:visited-style-name="Visited_20_Internet_20_Link"><text:span text:style-name="T25">https://www.femmesdepapier31.org/</text:span></text:a></text:p>
      <text:p text:style-name="P49"><text:span text:style-name="T27"><text:tab/></text:span><text:span text:style-name="T28">page facebook </text:span><text:bookmark text:name="docs-internal-guid-624b4707-7fff-9078-a655-bc5a0c1e4375"/><text:a xlink:type="simple" xlink:href="https://www.facebook.com/Femmes-de-Papier-31-1570036083251446/" text:style-name="Internet_20_link" text:visited-style-name="Visited_20_Internet_20_Link"><text:span text:style-name="T25">https://www.facebook.com/Femmes-de-Papier-31-1570036083251446/</text:span>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09-24T13:48:52.679538123</dc:date>
    <meta:editing-duration>PT5H29M7S</meta:editing-duration>
    <meta:editing-cycles>23</meta:editing-cycles>
    <meta:generator>LibreOffice/6.0.3.2$Linux_X86_64 LibreOffice_project/00m0$Build-2</meta:generator>
    <meta:document-statistic meta:table-count="0" meta:image-count="0" meta:object-count="0" meta:page-count="3" meta:paragraph-count="115" meta:word-count="596" meta:character-count="4136" meta:non-whitespace-character-count="3523"/>
  </office:meta>
</office:document-meta>
</file>